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tyle:protect="size"/>
    </style:style>
    <style:style style:name="gr4" style:family="graphic" style:parent-style-name="objectwithoutfill">
      <style:graphic-properties svg:stroke-width="0.05cm" draw:marker-start="Arrow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gr8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entury Schoolbook L'" style:font-family-generic="roman" style:font-pitch="variable" fo:font-size="22pt" fo:font-style="italic"/>
    </style:style>
    <style:style style:name="T1" style:family="text">
      <style:text-properties fo:font-family="'Century Schoolbook L'" style:font-family-generic="roman" style:font-pitch="variable" fo:font-size="22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.3cm" svg:y1="5.5cm" svg:x2="7.879cm" svg:y2="5.5cm">
          <text:p text:style-name="P2"/>
        </draw:line>
        <draw:line draw:style-name="gr2" draw:text-style-name="P1" draw:layer="layout" svg:x1="1.3cm" svg:y1="5.5cm" svg:x2="8.011cm" svg:y2="1.471cm">
          <text:p text:style-name="P2"/>
        </draw:line>
        <draw:frame draw:style-name="gr3" draw:layer="layout" svg:width="0.824cm" svg:height="1.003cm" svg:x="3.198cm" svg:y="4.19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polyline draw:style-name="gr4" draw:text-style-name="P1" draw:layer="layout" svg:width="0.4cm" svg:height="1cm" svg:x="3cm" svg:y="4.5cm" svg:viewBox="0 0 401 1001" draw:points="0,0 400,668 400,1000">
          <text:p text:style-name="P2"/>
        </draw:polyline>
        <draw:line draw:style-name="gr5" draw:text-style-name="P1" draw:layer="layout" svg:x1="4.506cm" svg:y1="3.488cm" svg:x2="4.1cm" svg:y2="2.834cm">
          <text:p text:style-name="P2"/>
        </draw:line>
        <draw:line draw:style-name="gr5" draw:text-style-name="P1" draw:layer="layout" svg:x1="4.1cm" svg:y1="2.834cm" svg:x2="5.194cm" svg:y2="2.179cm">
          <text:p text:style-name="P2"/>
        </draw:line>
        <draw:line draw:style-name="gr5" draw:text-style-name="P1" draw:layer="layout" svg:x1="5.6cm" svg:y1="2.834cm" svg:x2="5.194cm" svg:y2="2.179cm">
          <text:p text:style-name="P2"/>
        </draw:line>
        <draw:line draw:style-name="gr5" draw:text-style-name="P1" draw:layer="layout" svg:x1="4.493cm" svg:y1="3.488cm" svg:x2="5.587cm" svg:y2="2.834cm">
          <text:p text:style-name="P2"/>
        </draw:line>
        <draw:line draw:style-name="gr2" draw:text-style-name="P1" draw:layer="layout" svg:x1="8cm" svg:y1="1.5cm" svg:x2="7.594cm" svg:y2="0.845cm">
          <text:p text:style-name="P2"/>
        </draw:line>
        <draw:path draw:style-name="gr6" draw:text-style-name="P1" draw:layer="layout" svg:width="1.387cm" svg:height="1.111cm" svg:x="5.82cm" svg:y="1.224cm" svg:viewBox="0 0 1388 1112" svg:d="m42 1111c-19-144-93-304 15-438 122-152 306-62 424 102 166 231-234 352-161 44 32-139-108-386 132-409 153-14 327-15 423 190 121 260-258 222-233 14 18-151-95-370 131-438 151-45 293 35 409 175 184 222-222 316-160 44 30-133-110-367 131-395l146 44 73 146 15 30">
          <text:p text:style-name="P2"/>
        </draw:path>
        <draw:line draw:style-name="gr5" draw:text-style-name="P1" draw:layer="layout" svg:x1="7.2cm" svg:y1="1.5cm" svg:x2="7.843cm" svg:y2="1.12cm">
          <text:p text:style-name="P2"/>
        </draw:line>
        <draw:line draw:style-name="gr5" draw:text-style-name="P1" draw:layer="layout" svg:x1="5.862cm" svg:y1="2.335cm" svg:x2="5.424cm" svg:y2="2.584cm">
          <text:p text:style-name="P2"/>
        </draw:line>
        <draw:frame draw:style-name="gr7" draw:text-style-name="P3" draw:layer="layout" svg:width="1.5cm" svg:height="1.28cm" svg:x="4.3cm" svg:y="2.1cm">
          <draw:text-box>
            <text:p text:style-name="P2"><text:span text:style-name="T1">m</text:span></text:p>
          </draw:text-box>
        </draw:frame>
        <draw:frame draw:style-name="gr7" draw:text-style-name="P3" draw:layer="layout" svg:width="1.5cm" svg:height="1.28cm" svg:x="5.8cm" svg:y="0.5cm">
          <draw:text-box>
            <text:p text:style-name="P2"><text:span text:style-name="T1">k</text:span></text:p>
          </draw:text-box>
        </draw:frame>
        <draw:frame draw:style-name="gr7" draw:text-style-name="P2" draw:layer="layout" svg:width="2.9cm" svg:height="1.25cm" svg:x="6.6cm" svg:y="2.8cm">
          <draw:text-box>
            <text:p text:style-name="P2">摩擦なし</text:p>
          </draw:text-box>
        </draw:frame>
        <draw:line draw:style-name="gr8" draw:text-style-name="P1" draw:layer="layout" svg:x1="6.7cm" svg:y1="3.5cm" svg:x2="5.7cm" svg:y2="3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5-04T19:23:29</meta:creation-date>
    <dc:date>2007-05-09T12:32:58</dc:date>
    <dc:language>en-US</dc:language>
    <meta:editing-cycles>6</meta:editing-cycles>
    <meta:editing-duration>PT3H33M28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

<file path=Object 3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